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b03" officeooo:paragraph-rsid="001aeb03"/>
    </style:style>
    <style:style style:name="P2" style:family="paragraph" style:parent-style-name="Standard">
      <style:text-properties officeooo:rsid="001b5772" officeooo:paragraph-rsid="001b5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2">th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08:33.458476936</meta:creation-date>
    <dc:date>2019-10-07T15:27:53.437176809</dc:date>
    <meta:editing-duration>PT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0" meta:non-whitespace-character-count="9"/>
  </office:meta>
</office:document-meta>
</file>